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85cm" fo:min-width="16.2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2.05cm" fo:min-width="5.4cm"/>
      <style:paragraph-properties style:writing-mode="lr-tb"/>
    </style:style>
    <style:style style:name="gr3" style:family="graphic" style:parent-style-name="standard">
      <style:graphic-properties svg:stroke-color="#e0c2cd" draw:fill-color="#e0c2cd" draw:textarea-horizontal-align="justify" draw:textarea-vertical-align="middle" draw:auto-grow-height="false" fo:min-height="2.05cm" fo:min-width="5.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e0c2cd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6.7cm" svg:height="4.1cm" svg:x="2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9cm" svg:height="2.3cm" svg:x="7.3cm" svg:y="2.4cm">
          <text:p text:style-name="P2">Operational </text:p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7cm" svg:height="4.1cm" svg:x="2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9cm" svg:height="2.3cm" svg:x="7.3cm" svg:y="6.4cm">
          <text:p text:style-name="P2">Data Warehouse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-1.799cm" svg:x1="7.3cm" svg:y1="7.55cm" svg:x2="7.3cm" svg:y2="3.55cm" draw:start-shape="id1" draw:start-glue-point="3" draw:end-shape="id2" draw:end-glue-point="3" svg:d="M7300 7550h-2300v-4000h2300" svg:viewBox="0 0 2301 4001">
          <text:p/>
        </draw:connector>
        <draw:connector draw:style-name="gr4" draw:text-style-name="P5" draw:layer="layout" draw:line-skew="1.399cm" svg:x1="13.2cm" svg:y1="3.55cm" svg:x2="13.2cm" svg:y2="7.55cm" draw:start-shape="id2" draw:start-glue-point="1" draw:end-shape="id1" draw:end-glue-point="1" svg:d="M13200 3550h1900v4000h-1900" svg:viewBox="0 0 1901 4001">
          <text:p/>
        </draw:connector>
        <draw:frame draw:style-name="gr5" draw:text-style-name="P7" draw:layer="layout" svg:width="2.1cm" svg:height="0.878cm" svg:x="2.4cm" svg:y="4.6cm">
          <draw:text-box>
            <text:p text:style-name="P6"><text:span text:style-name="T1">OLTP</text:span></text:p>
          </draw:text-box>
        </draw:frame>
        <draw:frame draw:style-name="gr5" draw:text-style-name="P7" draw:layer="layout" svg:width="2.1cm" svg:height="0.878cm" svg:x="2.4cm" svg:y="5.822cm">
          <draw:text-box>
            <text:p text:style-name="P6"><text:span text:style-name="T1">OLAP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6T05:19:14.844000000</meta:creation-date>
    <dc:date>2020-03-06T05:30:20.519000000</dc:date>
    <meta:editing-duration>PT13S</meta:editing-duration>
    <meta:editing-cycles>1</meta:editing-cycles>
    <meta:generator>LibreOffice/6.3.4.2$Windows_X86_64 LibreOffice_project/60da17e045e08f1793c57c00ba83cdfce946d0aa</meta:generator>
    <meta:document-statistic meta:object-count="8"/>
  </office:meta>
</office:document-meta>
</file>